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Pro" svg:font-family="Georgia Pro" style:font-family-generic="roman" style:font-pitch="variable" svg:panose-1="2 4 5 2 5 4 5 2 3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hyphenate="true"/>
    </style:style>
    <style:style style:name="P2" style:parent-style-name="Normal" style:family="paragraph">
      <style:text-properties fo:font-weight="bold" style:font-weight-asian="bold" style:font-weight-complex="bold" fo:hyphenate="true"/>
    </style:style>
    <style:style style:name="P3" style:parent-style-name="Normal" style:family="paragraph">
      <style:text-properties fo:font-weight="bold" style:font-weight-asian="bold" style:font-weight-complex="bold" fo:hyphenate="true"/>
    </style:style>
    <style:style style:name="P4" style:parent-style-name="Normal" style:family="paragraph">
      <style:text-properties fo:font-weight="bold" style:font-weight-asian="bold" style:font-weight-complex="bold" fo:hyphenate="true"/>
    </style:style>
    <style:style style:name="P5" style:parent-style-name="Normal" style:family="paragraph">
      <style:text-properties fo:font-weight="bold" style:font-weight-asian="bold" style:font-weight-complex="bold" fo:hyphenate="true"/>
    </style:style>
    <style:style style:name="P6" style:parent-style-name="Normal" style:family="paragraph">
      <style:text-properties fo:font-weight="bold" style:font-weight-asian="bold" style:font-weight-complex="bold" fo:hyphenate="true"/>
    </style:style>
    <style:style style:name="P7" style:parent-style-name="Normal" style:family="paragraph">
      <style:text-properties fo:hyphenate="true"/>
    </style:style>
    <style:style style:name="P8" style:parent-style-name="Normal" style:family="paragraph">
      <style:paragraph-properties fo:text-align="center"/>
      <style:text-properties style:font-name="Georgia Pro" style:font-weight-complex="bold" fo:text-shadow="0in 0.0277in 0.0416in #6E747A" fo:color="#44546A" fo:font-size="60pt" style:font-size-asian="60pt" style:font-size-complex="60pt"/>
    </style:style>
    <style:style style:name="P9" style:parent-style-name="Normal" style:family="paragraph">
      <style:text-properties fo:font-weight="bold" style:font-weight-asian="bold" style:font-weight-complex="bold" fo:hyphenate="true"/>
    </style:style>
    <style:style style:name="P10" style:parent-style-name="Normal" style:family="paragraph">
      <style:text-properties fo:font-weight="bold" style:font-weight-asian="bold" style:font-weight-complex="bold" fo:hyphenate="true"/>
    </style:style>
    <style:style style:name="P11" style:parent-style-name="Normal" style:family="paragraph">
      <style:text-properties fo:font-weight="bold" style:font-weight-asian="bold" style:font-weight-complex="bold" fo:hyphenate="true"/>
    </style:style>
    <style:style style:name="P12" style:parent-style-name="Normal" style:family="paragraph">
      <style:text-properties fo:font-weight="bold" style:font-weight-asian="bold" style:font-weight-complex="bold" fo:hyphenate="true"/>
    </style:style>
    <style:style style:name="P13" style:parent-style-name="Normal" style:family="paragraph">
      <style:text-properties fo:hyphenate="true"/>
    </style:style>
    <style:style style:name="P14" style:parent-style-name="Normal" style:family="paragraph">
      <style:paragraph-properties fo:text-align="center"/>
      <style:text-properties style:font-name="Georgia Pro" style:font-weight-complex="bold" fo:text-shadow="0in 0.0277in 0.0416in #6E747A" fo:color="#44546A" fo:font-size="35pt" style:font-size-asian="35pt" style:font-size-complex="35pt"/>
    </style:style>
    <style:style style:name="P15" style:parent-style-name="Normal" style:family="paragraph">
      <style:text-properties fo:font-weight="bold" style:font-weight-asian="bold" style:font-weight-complex="bold" fo:hyphenate="true"/>
    </style:style>
    <style:style style:name="P16" style:parent-style-name="Normal" style:family="paragraph">
      <style:text-properties fo:font-weight="bold" style:font-weight-asian="bold" style:font-weight-complex="bold" fo:hyphenate="true"/>
    </style:style>
    <style:style style:name="P17" style:parent-style-name="Normal" style:family="paragraph">
      <style:text-properties fo:font-weight="bold" style:font-weight-asian="bold" style:font-weight-complex="bold" fo:hyphenate="true"/>
    </style:style>
    <style:style style:name="P18" style:parent-style-name="Normal" style:family="paragraph">
      <style:text-properties fo:font-weight="bold" style:font-weight-asian="bold" style:font-weight-complex="bold" fo:hyphenate="true"/>
    </style:style>
    <style:style style:name="P19" style:parent-style-name="Normal" style:family="paragraph">
      <style:text-properties fo:font-weight="bold" style:font-weight-asian="bold" style:font-weight-complex="bold" fo:hyphenate="true"/>
    </style:style>
    <style:style style:name="P20" style:parent-style-name="Normal" style:family="paragraph">
      <style:text-properties fo:font-weight="bold" style:font-weight-asian="bold" style:font-weight-complex="bold" fo:hyphenate="true"/>
    </style:style>
    <style:style style:name="P21" style:parent-style-name="Normal" style:family="paragraph">
      <style:text-properties fo:font-weight="bold" style:font-weight-asian="bold" style:font-weight-complex="bold" fo:hyphenate="true"/>
    </style:style>
    <style:style style:name="P22" style:parent-style-name="Normal" style:family="paragraph">
      <style:text-properties fo:font-weight="bold" style:font-weight-asian="bold" style:font-weight-complex="bold" fo:hyphenate="true"/>
    </style:style>
    <style:style style:name="P23" style:parent-style-name="Normal" style:family="paragraph">
      <style:text-properties fo:font-weight="bold" style:font-weight-asian="bold" style:font-weight-complex="bold" fo:hyphenate="true"/>
    </style:style>
    <style:style style:name="P24" style:parent-style-name="Normal" style:family="paragraph">
      <style:text-properties fo:hyphenate="true"/>
    </style:style>
    <style:style style:name="T25" style:parent-style-name="Fuentedepárrafopredeter." style:family="text">
      <style:text-properties fo:font-weight="bold" style:font-weight-asian="bold" style:font-weight-complex="bold"/>
    </style:style>
    <style:style style:name="P26" style:parent-style-name="Normal" style:family="paragraph">
      <style:paragraph-properties fo:margin-left="0.5909in">
        <style:tab-stops>
          <style:tab-stop style:type="left" style:position="-0.1972in"/>
          <style:tab-stop style:type="left" style:position="0.0986in"/>
          <style:tab-stop style:type="left" style:position="4.0986in"/>
        </style:tab-stops>
      </style:paragraph-properties>
      <style:text-properties fo:font-weight="bold" style:font-weight-asian="bold" style:font-weight-complex="bold" fo:hyphenate="true"/>
    </style:style>
    <style:style style:name="P27" style:parent-style-name="Normal" style:family="paragraph">
      <style:paragraph-properties fo:margin-left="0.5909in">
        <style:tab-stops>
          <style:tab-stop style:type="left" style:position="-0.1972in"/>
          <style:tab-stop style:type="left" style:position="0.0986in"/>
          <style:tab-stop style:type="left" style:position="4.0986in"/>
        </style:tab-stops>
      </style:paragraph-properties>
      <style:text-properties fo:font-weight="bold" style:font-weight-asian="bold" style:font-weight-complex="bold" fo:color="#FFFFFF" fo:hyphenate="true"/>
    </style:style>
    <style:style style:name="P28" style:parent-style-name="Normal" style:family="paragraph">
      <style:paragraph-properties fo:margin-left="0.5909in">
        <style:tab-stops>
          <style:tab-stop style:type="left" style:position="-0.1972in"/>
          <style:tab-stop style:type="left" style:position="0.0986in"/>
        </style:tab-stops>
      </style:paragraph-properties>
      <style:text-properties fo:font-weight="bold" style:font-weight-asian="bold" style:font-weight-complex="bold" fo:color="#FFFFFF" fo:hyphenate="true"/>
    </style:style>
    <style:style style:name="P29" style:parent-style-name="Normal" style:family="paragraph">
      <style:paragraph-properties fo:margin-left="0.5909in">
        <style:tab-stops>
          <style:tab-stop style:type="left" style:position="-0.1972in"/>
          <style:tab-stop style:type="left" style:position="0.0986in"/>
        </style:tab-stops>
      </style:paragraph-properties>
      <style:text-properties fo:font-weight="bold" style:font-weight-asian="bold" style:font-weight-complex="bold" fo:color="#FFFFFF" fo:hyphenate="true"/>
    </style:style>
    <style:style style:name="P30" style:parent-style-name="Normal" style:family="paragraph">
      <style:paragraph-properties fo:margin-left="0.5909in">
        <style:tab-stops>
          <style:tab-stop style:type="left" style:position="-0.1972in"/>
          <style:tab-stop style:type="left" style:position="0.0986in"/>
        </style:tab-stops>
      </style:paragraph-properties>
      <style:text-properties fo:font-weight="bold" style:font-weight-asian="bold" style:font-weight-complex="bold" fo:color="#FFFFFF" fo:hyphenate="true"/>
    </style:style>
    <style:style style:name="P31" style:parent-style-name="Normal" style:family="paragraph">
      <style:paragraph-properties fo:text-align="end" fo:margin-right="0.4715in"/>
      <style:text-properties fo:font-weight="bold" style:font-weight-asian="bold" style:font-weight-complex="bold" fo:color="#FFFFFF" fo:hyphenate="true"/>
    </style:style>
    <style:style style:name="P32" style:parent-style-name="Normal" style:family="paragraph">
      <style:paragraph-properties fo:text-align="center"/>
    </style:style>
    <style:style style:name="P33" style:parent-style-name="Normal" style:family="paragraph">
      <style:text-properties fo:font-weight="bold" style:font-weight-asian="bold" style:font-weight-complex="bold" fo:hyphenate="true"/>
    </style:style>
    <style:style style:name="P34" style:parent-style-name="Normal" style:family="paragraph">
      <style:text-properties fo:font-weight="bold" style:font-weight-asian="bold" style:font-weight-complex="bold" fo:hyphenate="true"/>
    </style:style>
    <style:style style:name="P35" style:parent-style-name="Normal" style:family="paragraph">
      <style:paragraph-properties fo:break-before="page"/>
      <style:text-properties fo:font-weight="bold" style:font-weight-asian="bold" style:font-weight-complex="bold" fo:hyphenate="true"/>
    </style:style>
    <style:style style:name="P36" style:parent-style-name="TítuloTDC" style:family="paragraph">
      <style:paragraph-properties fo:text-align="center"/>
    </style:style>
    <style:style style:name="T37" style:parent-style-name="Fuentedepárrafopredeter." style:family="text">
      <style:text-properties style:use-window-font-color="true"/>
    </style:style>
    <style:style style:name="P38"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39" style:parent-style-name="Hipervínculo" style:family="text">
      <style:text-properties style:font-name="Georgia Pro"/>
    </style:style>
    <style:style style:name="T40" style:parent-style-name="Hipervínculo" style:family="text">
      <style:text-properties style:font-name="Georgia Pro"/>
    </style:style>
    <style:style style:name="P41"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42" style:parent-style-name="Hipervínculo" style:family="text">
      <style:text-properties style:font-name="Georgia Pro"/>
    </style:style>
    <style:style style:name="T43" style:parent-style-name="Hipervínculo" style:family="text">
      <style:text-properties style:font-name="Georgia Pro"/>
    </style:style>
    <style:style style:name="P44"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45" style:parent-style-name="Hipervínculo" style:family="text">
      <style:text-properties style:font-name="Georgia Pro"/>
    </style:style>
    <style:style style:name="T46" style:parent-style-name="Hipervínculo" style:family="text">
      <style:text-properties style:font-name="Georgia Pro"/>
    </style:style>
    <style:style style:name="P47"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48" style:parent-style-name="Hipervínculo" style:family="text">
      <style:text-properties style:font-name="Georgia Pro"/>
    </style:style>
    <style:style style:name="T49" style:parent-style-name="Hipervínculo" style:family="text">
      <style:text-properties style:font-name="Georgia Pro"/>
    </style:style>
    <style:style style:name="T50" style:parent-style-name="Hipervínculo" style:family="text">
      <style:text-properties style:font-name="Georgia Pro"/>
    </style:style>
    <style:style style:name="P51" style:parent-style-name="TD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52" style:parent-style-name="Hipervínculo" style:family="text">
      <style:text-properties style:font-name="Georgia Pro"/>
    </style:style>
    <style:style style:name="T53" style:parent-style-name="Hipervínculo" style:family="text">
      <style:text-properties style:font-name="Georgia Pro"/>
    </style:style>
    <style:style style:name="P54" style:parent-style-name="Normal" style:family="paragraph">
      <style:text-properties style:font-name="Georgia Pro" fo:background-color="#C0C0C0" fo:hyphenate="true"/>
    </style:style>
    <style:style style:name="P55" style:parent-style-name="Normal" style:family="paragraph">
      <style:paragraph-properties fo:break-before="page"/>
      <style:text-properties fo:hyphenate="true"/>
    </style:style>
    <style:style style:name="P56" style:parent-style-name="Título1" style:family="paragraph">
      <style:paragraph-properties fo:margin-bottom="0.1666in" fo:line-height="105%"/>
      <style:text-properties style:font-name="Georgia Pro"/>
    </style:style>
    <style:style style:name="P57" style:parent-style-name="Normal" style:family="paragraph">
      <style:paragraph-properties fo:text-align="justify"/>
      <style:text-properties style:font-name-complex="Calibri"/>
    </style:style>
    <style:style style:name="P58" style:parent-style-name="Normal" style:family="paragraph">
      <style:paragraph-properties fo:text-align="justify"/>
      <style:text-properties style:font-name-complex="Calibri"/>
    </style:style>
    <style:style style:name="P59" style:parent-style-name="Título1" style:family="paragraph">
      <style:paragraph-properties fo:margin-bottom="0.1666in" fo:line-height="105%"/>
      <style:text-properties style:font-name="Georgia Pro"/>
    </style:style>
    <style:style style:name="P60" style:parent-style-name="Párrafodelista" style:family="paragraph">
      <style:paragraph-properties fo:text-align="justify"/>
      <style:text-properties style:font-name-complex="Calibri"/>
    </style:style>
    <style:style style:name="P61" style:parent-style-name="Normal" style:family="paragraph">
      <style:paragraph-properties fo:text-align="justify" fo:line-height="105%"/>
      <style:text-properties style:font-name-complex="Calibri"/>
    </style:style>
    <style:style style:name="P62" style:parent-style-name="Párrafodelista" style:family="paragraph">
      <style:paragraph-properties fo:text-align="justify"/>
      <style:text-properties style:font-name-complex="Calibri"/>
    </style:style>
    <style:style style:name="P63" style:parent-style-name="Normal" style:family="paragraph">
      <style:paragraph-properties fo:text-align="justify" fo:line-height="105%"/>
      <style:text-properties style:font-name-complex="Calibri"/>
    </style:style>
    <style:style style:name="P64" style:parent-style-name="Párrafodelista" style:family="paragraph">
      <style:paragraph-properties fo:text-align="justify"/>
      <style:text-properties style:font-name-complex="Calibri"/>
    </style:style>
    <style:style style:name="P65" style:parent-style-name="Normal" style:family="paragraph">
      <style:paragraph-properties fo:text-align="justify"/>
      <style:text-properties style:font-name-complex="Calibri"/>
    </style:style>
    <style:style style:name="P66" style:parent-style-name="Párrafodelista" style:family="paragraph">
      <style:paragraph-properties fo:text-align="justify"/>
      <style:text-properties style:font-name-complex="Calibri"/>
    </style:style>
    <style:style style:name="P67" style:parent-style-name="Normal" style:family="paragraph">
      <style:paragraph-properties fo:text-align="justify"/>
      <style:text-properties style:font-name-complex="Calibri"/>
    </style:style>
    <style:style style:name="P68" style:parent-style-name="Párrafodelista" style:family="paragraph">
      <style:paragraph-properties fo:text-align="justify"/>
      <style:text-properties style:font-name-complex="Calibri"/>
    </style:style>
    <style:style style:name="P69" style:parent-style-name="Normal" style:family="paragraph">
      <style:paragraph-properties fo:text-align="justify"/>
      <style:text-properties style:font-name-complex="Calibri"/>
    </style:style>
    <style:style style:name="P70" style:parent-style-name="Título1" style:family="paragraph">
      <style:paragraph-properties fo:margin-bottom="0.1666in" fo:line-height="105%"/>
      <style:text-properties style:font-name="Georgia Pro"/>
    </style:style>
    <style:style style:name="P71" style:parent-style-name="Normal" style:family="paragraph">
      <style:paragraph-properties fo:text-align="justify"/>
      <style:text-properties style:font-name-complex="Calibri"/>
    </style:style>
    <style:style style:name="P72" style:parent-style-name="Normal" style:family="paragraph">
      <style:paragraph-properties fo:break-before="page"/>
      <style:text-properties style:font-name-complex="Calibri" fo:hyphenate="true"/>
    </style:style>
    <style:style style:name="P73" style:parent-style-name="Título1" style:family="paragraph">
      <style:paragraph-properties fo:margin-bottom="0.1666in" fo:line-height="105%"/>
      <style:text-properties style:font-name="Georgia Pro"/>
    </style:style>
    <style:style style:name="TableColumn75" style:family="table-column">
      <style:table-column-properties style:column-width="2.9493in"/>
    </style:style>
    <style:style style:name="TableColumn76" style:family="table-column">
      <style:table-column-properties style:column-width="2.9493in"/>
    </style:style>
    <style:style style:name="Table74" style:family="table">
      <style:table-properties style:width="5.8986in" fo:margin-left="0in" table:align="left"/>
    </style:style>
    <style:style style:name="TableRow77" style:family="table-row">
      <style:table-row-properties/>
    </style:style>
    <style:style style:name="TableCell78" style:family="table-cell">
      <style:table-cell-properties fo:border="0.0069in solid #000000" fo:background-color="#364254" style:writing-mode="lr-tb" fo:padding-top="0in" fo:padding-left="0.075in" fo:padding-bottom="0in" fo:padding-right="0.075in"/>
    </style:style>
    <style:style style:name="P79" style:parent-style-name="Normal" style:family="paragraph">
      <style:paragraph-properties fo:margin-bottom="0in" fo:line-height="100%"/>
      <style:text-properties fo:color="#FFFFFF"/>
    </style:style>
    <style:style style:name="TableCell80" style:family="table-cell">
      <style:table-cell-properties fo:border="0.0069in solid #000000" fo:background-color="#364254" style:writing-mode="lr-tb" fo:padding-top="0in" fo:padding-left="0.075in" fo:padding-bottom="0in" fo:padding-right="0.075in"/>
    </style:style>
    <style:style style:name="P81" style:parent-style-name="Normal" style:family="paragraph">
      <style:paragraph-properties fo:margin-bottom="0in" fo:line-height="100%"/>
      <style:text-properties fo:color="#FFFFFF"/>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P87" style:parent-style-name="Normal" style:family="paragraph">
      <style:paragraph-properties fo:text-align="justify"/>
      <style:text-properties style:font-name-complex="Calibri"/>
    </style:style>
    <style:style style:name="P88" style:parent-style-name="Normal" style:family="paragraph">
      <style:paragraph-properties fo:text-align="justify" fo:text-indent="0.4916in"/>
      <style:text-properties style:font-name-complex="Calibri"/>
    </style:style>
    <style:style style:name="P89" style:parent-style-name="Normal" style:family="paragraph">
      <style:paragraph-properties fo:text-align="justify"/>
      <style:text-properties style:font-name-complex="Calibri"/>
    </style:style>
    <style:style style:name="P90" style:parent-style-name="Normal" style:family="paragraph">
      <style:paragraph-properties fo:text-align="justify" fo:text-indent="0.4916in"/>
      <style:text-properties style:font-name-complex="Calibri"/>
    </style:style>
    <style:style style:name="P91" style:parent-style-name="Normal" style:family="paragraph">
      <style:paragraph-properties fo:text-align="justify"/>
      <style:text-properties style:font-name-complex="Calibri"/>
    </style:style>
    <style:style style:name="P92" style:parent-style-name="Normal" style:family="paragraph">
      <style:paragraph-properties fo:text-align="justify" fo:text-indent="0.4916in"/>
      <style:text-properties style:font-name-complex="Calibri"/>
    </style:style>
    <style:style style:name="P93" style:parent-style-name="Normal" style:family="paragraph">
      <style:paragraph-properties fo:text-align="justify"/>
      <style:text-properties style:font-name-complex="Calibri"/>
    </style:style>
    <style:style style:name="P94" style:parent-style-name="Normal" style:family="paragraph">
      <style:paragraph-properties fo:text-align="justify"/>
      <style:text-properties style:font-name-complex="Calibri"/>
    </style:style>
    <style:style style:name="P95" style:parent-style-name="Normal" style:family="paragraph">
      <style:paragraph-properties fo:text-align="justify"/>
      <style:text-properties style:font-name-complex="Calibri"/>
    </style:style>
    <style:style style:name="P96" style:parent-style-name="Normal" style:family="paragraph">
      <style:paragraph-properties fo:text-align="justify"/>
      <style:text-properties style:font-name-complex="Calibri"/>
    </style:style>
    <style:style style:name="P97" style:parent-style-name="Normal" style:family="paragraph">
      <style:paragraph-properties fo:text-align="justify"/>
      <style:text-properties style:font-name-complex="Calibri"/>
    </style:style>
    <style:style style:name="P98" style:parent-style-name="Normal" style:family="paragraph">
      <style:paragraph-properties fo:text-align="justify"/>
      <style:text-properties style:font-name-complex="Calibri"/>
    </style:style>
    <style:style style:name="P99" style:parent-style-name="Normal" style:family="paragraph">
      <style:paragraph-properties fo:text-align="justify"/>
      <style:text-properties style:font-name-complex="Calibri"/>
    </style:style>
    <style:style style:name="P100" style:parent-style-name="Normal" style:family="paragraph">
      <style:paragraph-properties fo:text-align="justify"/>
      <style:text-properties style:font-name-complex="Calibri"/>
    </style:style>
    <style:style style:name="P101" style:parent-style-name="Normal" style:family="paragraph">
      <style:paragraph-properties fo:text-align="justify"/>
      <style:text-properties style:font-name-complex="Calibri"/>
    </style:style>
    <style:style style:name="P102" style:parent-style-name="Normal" style:family="paragraph">
      <style:paragraph-properties fo:text-align="justify"/>
      <style:text-properties style:font-name-complex="Calibri"/>
    </style:style>
    <style:style style:name="P103" style:parent-style-name="Normal" style:family="paragraph">
      <style:paragraph-properties fo:text-align="justify"/>
      <style:text-properties style:font-name-complex="Calibri"/>
    </style:style>
    <style:style style:name="P104" style:parent-style-name="Normal" style:family="paragraph">
      <style:paragraph-properties fo:text-align="justify"/>
      <style:text-properties style:font-name-complex="Calibri"/>
    </style:style>
    <style:style style:name="P105" style:parent-style-name="Normal" style:family="paragraph">
      <style:paragraph-properties fo:text-align="justify"/>
      <style:text-properties style:font-name-complex="Calibri"/>
    </style:style>
    <style:style style:name="P106" style:parent-style-name="Normal" style:family="paragraph">
      <style:paragraph-properties fo:text-align="justify"/>
      <style:text-properties style:font-name-complex="Calibri"/>
    </style:style>
    <style:style style:name="P107" style:parent-style-name="Normal" style:family="paragraph">
      <style:paragraph-properties fo:text-align="justify"/>
      <style:text-properties style:font-name-complex="Calibri"/>
    </style:style>
    <style:style style:name="P108" style:parent-style-name="Normal" style:family="paragraph">
      <style:paragraph-properties fo:text-align="justify"/>
    </style:style>
    <style:style style:name="T109" style:parent-style-name="Fuentedepárrafopredeter." style:family="text">
      <style:text-properties style:font-name-complex="Calibri" fo:color="#24292E" fo:background-color="#F6F8FA"/>
    </style:style>
    <style:style style:name="T110" style:parent-style-name="Fuentedepárrafopredeter." style:family="text">
      <style:text-properties style:font-name-complex="Calibri"/>
    </style:style>
    <style:style style:name="P111" style:parent-style-name="Normal" style:family="paragraph">
      <style:paragraph-properties fo:text-align="justify"/>
      <style:text-properties style:font-name-complex="Calibri"/>
    </style:style>
    <style:style style:name="P112" style:parent-style-name="Normal" style:family="paragraph">
      <style:paragraph-properties fo:text-align="justify"/>
    </style:style>
    <style:style style:name="T113" style:parent-style-name="Fuentedepárrafopredeter." style:family="text">
      <style:text-properties style:font-name-complex="Calibri" fo:color="#24292E" fo:background-color="#F6F8FA"/>
    </style:style>
    <style:style style:name="T114" style:parent-style-name="Fuentedepárrafopredeter." style:family="text">
      <style:text-properties style:font-name-complex="Calibri"/>
    </style:style>
    <style:style style:name="P115" style:parent-style-name="Normal" style:family="paragraph">
      <style:paragraph-properties fo:text-align="justify"/>
      <style:text-properties style:font-name-complex="Calibri"/>
    </style:style>
    <style:style style:name="P116" style:parent-style-name="Normal" style:family="paragraph">
      <style:paragraph-properties fo:text-align="justify"/>
    </style:style>
    <style:style style:name="T117" style:parent-style-name="Fuentedepárrafopredeter." style:family="text">
      <style:text-properties style:font-name-complex="Calibri" fo:color="#24292E" fo:background-color="#F6F8FA"/>
    </style:style>
    <style:style style:name="T118" style:parent-style-name="Fuentedepárrafopredeter." style:family="text">
      <style:text-properties style:font-name-complex="Calibri"/>
    </style:style>
    <style:style style:name="P119" style:parent-style-name="Título1" style:family="paragraph">
      <style:paragraph-properties fo:margin-bottom="0.1666in" fo:line-height="105%"/>
      <style:text-properties style:font-name="Georgia Pro"/>
    </style:style>
    <style:style style:name="P120" style:parent-style-name="Normal" style:family="paragraph">
      <style:paragraph-properties fo:text-align="justify"/>
      <style:text-properties style:font-name-complex="Calibri"/>
    </style:style>
    <style:style style:name="P121" style:parent-style-name="Normal" style:family="paragraph">
      <style:paragraph-properties fo:text-align="justify"/>
      <style:text-properties style:font-name-complex="Calibri"/>
    </style:style>
    <style:style style:name="P122" style:parent-style-name="Normal" style:family="paragraph">
      <style:paragraph-properties fo:text-align="justify"/>
      <style:text-properties style:font-name-complex="Calibri"/>
    </style:style>
    <style:style style:name="P123" style:parent-style-name="Normal" style:family="paragraph">
      <style:paragraph-properties fo:text-align="justify"/>
      <style:text-properties style:font-name-complex="Calibri"/>
    </style:style>
    <style:style style:name="P124" style:parent-style-name="Normal" style:family="paragraph">
      <style:paragraph-properties fo:text-align="justify"/>
      <style:text-properties style:font-name-complex="Calibri"/>
    </style:style>
    <style:style style:name="TableColumn126" style:family="table-column">
      <style:table-column-properties style:column-width="4.525in"/>
    </style:style>
    <style:style style:name="TableColumn127" style:family="table-column">
      <style:table-column-properties style:column-width="1.3736in"/>
    </style:style>
    <style:style style:name="Table125" style:family="table">
      <style:table-properties style:width="5.8986in" fo:margin-left="0in" table:align="left"/>
    </style:style>
    <style:style style:name="TableRow128" style:family="table-row">
      <style:table-row-properties/>
    </style:style>
    <style:style style:name="TableCell129" style:family="table-cell">
      <style:table-cell-properties fo:border="0.0069in solid #000000" fo:background-color="#364254" style:writing-mode="lr-tb" fo:padding-top="0in" fo:padding-left="0.075in" fo:padding-bottom="0in" fo:padding-right="0.075in"/>
    </style:style>
    <style:style style:name="P130" style:parent-style-name="Normal" style:family="paragraph">
      <style:paragraph-properties fo:text-align="center" fo:margin-bottom="0in" fo:line-height="100%"/>
      <style:text-properties style:font-name-complex="Calibri" fo:color="#FFFFFF"/>
    </style:style>
    <style:style style:name="TableCell131" style:family="table-cell">
      <style:table-cell-properties fo:border="0.0069in solid #000000" fo:background-color="#364254" style:writing-mode="lr-tb" fo:padding-top="0in" fo:padding-left="0.075in" fo:padding-bottom="0in" fo:padding-right="0.075in"/>
    </style:style>
    <style:style style:name="P132" style:parent-style-name="Normal" style:family="paragraph">
      <style:paragraph-properties fo:text-align="center" fo:margin-bottom="0in" fo:line-height="100%"/>
      <style:text-properties style:font-name-complex="Calibri" fo:color="#FFFFFF"/>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justify" fo:margin-bottom="0in" fo:line-height="100%"/>
      <style:text-properties style:font-name-complex="Calibri"/>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center" fo:margin-bottom="0in" fo:line-height="100%"/>
      <style:text-properties style:font-name-complex="Calibri"/>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justify" fo:margin-bottom="0in" fo:line-height="100%"/>
      <style:text-properties style:font-name-complex="Calibri"/>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fo:margin-bottom="0in" fo:line-height="100%"/>
      <style:text-properties style:font-name-complex="Calibri"/>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justify" fo:margin-bottom="0in" fo:line-height="100%"/>
      <style:text-properties style:font-name-complex="Calibri"/>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center" fo:margin-bottom="0in" fo:line-height="100%"/>
      <style:text-properties style:font-name-complex="Calibri"/>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justify" fo:margin-bottom="0in" fo:line-height="100%"/>
      <style:text-properties style:font-name-complex="Calibri"/>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fo:line-height="100%"/>
      <style:text-properties style:font-name-complex="Calibri"/>
    </style:style>
    <style:style style:name="P153" style:parent-style-name="Normal" style:family="paragraph">
      <style:paragraph-properties fo:text-align="justify"/>
      <style:text-properties style:font-name-complex="Calibri"/>
    </style:style>
    <style:style style:name="P154" style:parent-style-name="Normal" style:family="paragraph">
      <style:paragraph-properties fo:text-align="justify"/>
    </style:style>
    <style:style style:name="T155" style:parent-style-name="Fuentedepárrafopredeter." style:family="text">
      <style:text-properties style:font-name-complex="Calibri"/>
    </style:style>
    <style:style style:name="T156" style:parent-style-name="Fuentedepárrafopredeter." style:family="text">
      <style:text-properties style:font-name-complex="Calibri"/>
    </style:style>
    <style:style style:family="graphic" style:name="a0"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true" draw:auto-grow-height="true"/>
      <style:paragraph-properties style:font-independent-line-spacing="true" style:writing-mode="lr-tb"/>
    </style:style>
    <style:style style:family="graphic" style:name="a1"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true" draw:auto-grow-height="tru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333f50"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2"/>
      <text:p text:style-name="P3"/>
      <text:p text:style-name="P4"/>
      <text:p text:style-name="P5"/>
      <text:p text:style-name="P6"/>
      <text:p text:style-name="P7"><draw:frame draw:z-index="251659264" draw:id="id0" draw:style-name="a0" draw:name="Cuadro de texto 1" text:anchor-type="paragraph" svg:x="0in" svg:y="0.01889in" svg:width="2in" svg:height="2in" style:rel-width="scale" style:rel-height="scale"><draw:text-box><text:p text:style-name="P8">PETINDER</text:p></draw:text-box><svg:title/><svg:desc/></draw:frame></text:p>
      <text:p text:style-name="P9"/>
      <text:p text:style-name="P10"/>
      <text:p text:style-name="P11"/>
      <text:p text:style-name="P12"/>
      <text:p text:style-name="P13"><draw:frame draw:z-index="251662336" draw:id="id1" draw:style-name="a1" draw:name="Cuadro de texto 3" text:anchor-type="paragraph" svg:x="0in" svg:y="0.02222in" svg:width="2in" svg:height="2in" style:rel-width="scale" style:rel-height="scale"><draw:text-box><text:p text:style-name="P14">DISEÑO Y PRUEBAS 2</text:p></draw:text-box><svg:title/><svg:desc/></draw:frame></text:p>
      <text:p text:style-name="P15"/>
      <text:p text:style-name="P16"/>
      <text:p text:style-name="P17"/>
      <text:p text:style-name="P18"/>
      <text:p text:style-name="P19"/>
      <text:p text:style-name="P20"/>
      <text:p text:style-name="P21"/>
      <text:p text:style-name="P22"/>
      <text:p text:style-name="P23"/>
      <text:p text:style-name="P24"><text:span text:style-name="T25"><draw:custom-shape svg:x="-1.18067in" svg:y="0.40069in" svg:width="8.25903in" svg:height="2.15556in" draw:z-index="251660288" draw:id="id2" draw:style-name="a2" draw:name="Rectángulo 2" text:anchor-type="paragraph"><svg:title/><svg:desc/><text:p text:style-name="P26"/><text:p text:style-name="P27">Luis Pardo López<text:tab/><text:s text:c="6"/></text:p><text:p text:style-name="P28">José María Fernández Zambrano</text:p><text:p text:style-name="P29">Gonzalo Fernández de la Torre</text:p><text:p text:style-name="P30">Félix Jiménez González</text:p><text:p text:style-name="P31">30/03/2020</text:p><text:p text:style-name="P32"/><draw:enhanced-geometry draw:type="non-primitive" svg:viewBox="0 0 21600 21600" draw:enhanced-path="M 0 0 L 21600 0 21600 21600 0 21600 Z N"/></draw:custom-shape></text:span></text:p>
      <text:p text:style-name="P33"/>
      <text:p text:style-name="P34"/>
      <text:p text:style-name="P35"/>
      <text:p text:style-name="P36"><text:span text:style-name="T37">Índice</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8"><text:a xlink:href="#_Toc36495441" office:target-frame-name="_top" xlink:show="replace"><text:span text:style-name="T39">1.</text:span><text:tab/><text:span text:style-name="T40">Introducción</text:span><text:tab/>3</text:a></text:p>
          <text:p text:style-name="P41"><text:a xlink:href="#_Toc36495442" office:target-frame-name="_top" xlink:show="replace"><text:span text:style-name="T42">2.</text:span><text:tab/><text:span text:style-name="T43">Implementación de entidades</text:span><text:tab/>3</text:a></text:p>
          <text:p text:style-name="P44"><text:a xlink:href="#_Toc36495443" office:target-frame-name="_top" xlink:show="replace"><text:span text:style-name="T45">3.</text:span><text:tab/><text:span text:style-name="T46">Nivel de Aspiración del Grupo</text:span><text:tab/>3</text:a></text:p>
          <text:p text:style-name="P47"><text:a xlink:href="#_Toc36495444" office:target-frame-name="_top" xlink:show="replace"><text:span text:style-name="T48">4.</text:span><text:tab/><text:span text:style-name="T49">División del Trabajo e<text:s/></text:span><text:span text:style-name="T50">Implementación</text:span><text:tab/>4</text:a></text:p>
          <text:p text:style-name="P51"><text:a xlink:href="#_Toc36495445" office:target-frame-name="_top" xlink:show="replace"><text:span text:style-name="T52">5.</text:span><text:tab/><text:span text:style-name="T53">Retrospectiva del equipo</text:span><text:tab/>5</text:a></text:p>
        </text:index-body>
      </text:table-of-content>
      <text:p text:style-name="Normal"/>
      <text:p text:style-name="P54"/>
      <text:p text:style-name="P55"/>
      <text:list text:style-name="LFO1" text:continue-numbering="true">
        <text:list-item>
          <text:p text:style-name="P56"><text:bookmark-start text:name="_Toc36495441"/>Introducción<text:bookmark-end text:name="_Toc36495441"/></text:p>
        </text:list-item>
      </text:list>
      <text:p text:style-name="P57">Petinder es una aplicación enfocada al apareamiento de mascotas, en la que los usuarios interesados en que sus mascotas tengan camadas puedan ponerse en contacto a través de un sistema de ofertas de apareamiento y citas.<text:s/></text:p>
      <text:p text:style-name="P58">Además, esta plataforma tiene también un sistema de compra/reserva de productos para mascotas (sin inclusión de compra digital).</text:p>
      <text:list text:style-name="LFO1" text:continue-numbering="true">
        <text:list-item>
          <text:p text:style-name="P59"><text:bookmark-start text:name="_Toc36495442"/>Implementación de entidades<text:bookmark-end text:name="_Toc36495442"/></text:p>
        </text:list-item>
      </text:list>
      <text:list text:style-name="LFO2" text:continue-numbering="true">
        <text:list-item>
          <text:p text:style-name="P60">MatingOffer</text:p>
        </text:list-item>
      </text:list>
      <text:p text:style-name="P61">Una matingOffer (u oferta de apareamiento) es la entidad encargada de mostrar el interés que tiene un usuario para que una mascota suya se aparee. En este sprint podremos ver, añadir y listar matingOffers.</text:p>
      <text:list text:style-name="LFO2" text:continue-numbering="true">
        <text:list-item>
          <text:p text:style-name="P62">Cita</text:p>
        </text:list-item>
      </text:list>
      <text:p text:style-name="P63">Dentro de una MatingOffer podemos crear citas, en las que especificamos la<text:s/>mascota con la que queremos enlazar a la que se encuentra en la MatingOffer, el lugar y la fecha. En este sprint consideramos la posibilidad de crear, listar y ver una cita.</text:p>
      <text:list text:style-name="LFO2" text:continue-numbering="true">
        <text:list-item>
          <text:p text:style-name="P64">Product</text:p>
        </text:list-item>
      </text:list>
      <text:p text:style-name="P65">Una entidad Product, que permita ver el nombre, una breve descripción, el<text:s/>precio, el stock disponible y una foto. En este sprint podremos listar, eliminar, ver y crear productos (la creación y la eliminación se le reserva al administrador).</text:p>
      <text:list text:style-name="LFO2" text:continue-numbering="true">
        <text:list-item>
          <text:p text:style-name="P66">Booking</text:p>
        </text:list-item>
      </text:list>
      <text:p text:style-name="P67">Una entidad Booking, que permita realizar la reserva de un producto. Se pueden reservar una o varias unidades. En este sprint, consideramos las opciones de listar las reservas, reservar un producto (una o varias unidades) y eliminar una reserva.</text:p>
      <text:list text:style-name="LFO2" text:continue-numbering="true">
        <text:list-item>
          <text:p text:style-name="P68">Factura</text:p>
        </text:list-item>
      </text:list>
      <text:p text:style-name="P69">Una entidad Factura, en la que guardamos los datos del producto reservado, la cantidad y el precio.</text:p>
      <text:list text:style-name="LFO1" text:continue-numbering="true">
        <text:list-item>
          <text:p text:style-name="P70"><text:bookmark-start text:name="_Toc36495443"/>Nivel de Aspiración del Grupo<text:bookmark-end text:name="_Toc36495443"/></text:p>
        </text:list-item>
      </text:list>
      <text:p text:style-name="P71">El grupo aspiraba al nivel 8, en el que se ha logrado realizar la implementación de 13 tareas del Backlog de 23 (56%), se ha llevado a cabo la integración de travis pero debido a la situación actual de<text:s/>confinamiento, la dificultad añadida de integrarse con la pareja y el no poder solicitar tutorías de manera más sencilla, no hemos podido completar los tests de todos los métodos. <text:s/></text:p>
      <text:p text:style-name="P72"/>
      <text:list text:style-name="LFO1" text:continue-numbering="true">
        <text:list-item>
          <text:p text:style-name="P73"><text:bookmark-start text:name="_Toc36495444"/>División del Trabajo e Implementación<text:bookmark-end text:name="_Toc36495444"/></text:p>
        </text:list-item>
      </text:list>
      <text:p text:style-name="Normal">El trabajo fue realizado por los cuatro miembros integrantes realizando la siguiente división de tareas:</text:p>
      <table:table table:style-name="Table74">
        <table:table-columns>
          <table:table-column table:style-name="TableColumn75"/>
          <table:table-column table:style-name="TableColumn76"/>
        </table:table-columns>
        <table:table-row table:style-name="TableRow77">
          <table:table-cell table:style-name="TableCell78">
            <text:p text:style-name="P79">Luis Pardo López y José María Fernández Zambrano</text:p>
          </table:table-cell>
          <table:table-cell table:style-name="TableCell80">
            <text:p text:style-name="P81">Gonzalo Fernández de la Torre y Félix Jiménez González</text:p>
          </table:table-cell>
        </table:table-row>
        <table:table-row table:style-name="TableRow82">
          <table:table-cell table:style-name="TableCell83">
            <text:p text:style-name="P84">Realizarán las tareas para las entidades cita y matingOffer (incluyen los<text:s/>requisitos 1-12). Luis se encargará de las matingOffers y José María de las Citas.</text:p>
          </table:table-cell>
          <table:table-cell table:style-name="TableCell85">
            <text:p text:style-name="P86">Realizarán las tareas para las entidades product y booking (requisitos 13-23), encargándose Félix de los productos y Gonzalo de la implementación de las reservas.</text:p>
          </table:table-cell>
        </table:table-row>
      </table:table>
      <text:p text:style-name="Normal"/>
      <text:p text:style-name="Normal">A<text:s/>continuación, se hará una justificación de la realización de las tareas del sprint:</text:p>
      <text:p text:style-name="P87">-Requisito 1: Como usuario de PeTinder, quiero poder crear una oferta de apareamiento para que otros usuarios puedan concertar una cita conmigo.</text:p>
      <text:p text:style-name="P88">Este requisito ha sido logrado al implementar un servicio y una vista de creación de ofertas de apareamiento que junto al controlador y repositorio permiten crear nuevas ofertas que se muestran gracias al segundo requisito.</text:p>
      <text:p text:style-name="P89">-Requisito 2: Como usuario de PeTinder, quiero una lista de<text:s/>resultados cuando acceda a la parte de ofertas de apareamiento, para ver los animales disponibles.</text:p>
      <text:p text:style-name="P90">Este requisito ha sido logrado creando una vista de listado de ofertas de apareamiento, a la que se envían las nuevas ofertas creadas por los usuarios. En este listado se pueden observar todas las ofertas de apareamiento que han sido creadas y no borradas.<text:s/></text:p>
      <text:p text:style-name="P91">-Requisito 4: Como usuario de PeTinder, quiero ver la información completa relevante del animal que elija para determinar si es un buen candidato para mi<text:s/>mascota.</text:p>
      <text:p text:style-name="P92">Este requisito se refiere al método “show” de la oferta de apareamiento. Ha sido logrado mediante la implementación de una vista específica que permite al usuario visualizar la información completa de una oferta para determinar si el animal en cuestión es una buena pareja para el cruce; además, esta vista cuenta con un botón de concertar cita, implementado gracias al siguiente requisito.</text:p>
      <text:p text:style-name="P93">-Requisito 5: Como usuario de PeTinder, quiero un botón de concertar cita para poder notificar al dueño del animal en cuestión de que me interesa cruzar a nuestras mascotas.</text:p>
      <text:p text:style-name="P94"><text:tab/>Este requisito ha sido logrado mediante la inclusión de un botón en la vista de oferta de apareamiento, el cual permite crear una cita entre 2 mascotas con el fin de cruzarlas. La vista de creación de cita incluye un campo para elegir el lugar, otro para elegir la fecha y un tercero para elegir qué mascota sería la que el usuario deseara cruzar con la de la oferta.<text:s/></text:p>
      <text:p text:style-name="P95">-Requisito 11: Como usuario de PeTinder, quiero que se vea reflejado el estado de una cita.</text:p>
      <text:p text:style-name="P96"><text:tab/>Este requisito ha sido logrado añadiendo un campo llamado “status” a la entidad “cita”, el cual indica que, por el momento, la cita está pendiente de confirmación. En un sprint futuro sprint, el estado podrá cambiar.</text:p>
      <text:soft-page-break/>
      <text:p text:style-name="P97">-Requisito 13: Como usuario de PeTinder, quiero una lista de resultados cuando acceda a la parte de Tienda, para ver los productos disponibles.</text:p>
      <text:p text:style-name="P98"><text:tab/>Este requisito ha sido logrado de la misma forma que el requisito 2, implementando una vista con un listado de todos los productos creados en la tienda.</text:p>
      <text:p text:style-name="P99">-Requisito 14: Como usuario de PeTinder, quiero un botón de reservar producto para, en caso de que haya en stock, se me reserve una (o varias) unidad(es).</text:p>
      <text:p text:style-name="P100"><text:tab/>Este requisito ha sido logrado añadiendo un botón de reserva a la vista del listado<text:s/>de productos. Este botón envía al usuario a un formulario que se ha podido implementar gracias al siguiente requisito.</text:p>
      <text:p text:style-name="P101">-Requisito 15: Como usuario de PeTinder, quiero poder elegir la cantidad de productos que quiero reservar para poder elegir más de uno en<text:s/>caso necesario.</text:p>
      <text:p text:style-name="P102"><text:tab/>Este requisito ha sido logrado implementando una vista en la cual el usuario puede elegir la cantidad de unidades del producto que ha elegido reservar.</text:p>
      <text:p text:style-name="P103">-Requisito 16: Como usuario de PeTinder, quiero ver un listado de las reservas que he<text:s/>hecho.</text:p>
      <text:p text:style-name="P104"><text:tab/>Este requisito ha sido logrado<text:s/></text:p>
      <text:p text:style-name="P105">-Requisito 17: Como usuario de PeTinder, quiero poder eliminar una reserva.</text:p>
      <text:p text:style-name="P106"><text:tab/>Este requisito ha sido logrado</text:p>
      <text:p text:style-name="P107">-Requisito 21: Como usuario de PeTinder, quiero poder acceder a una vista detallada de las<text:s/>características de un producto en concreto.</text:p>
      <text:p text:style-name="P108"><text:span text:style-name="T109"><text:tab/></text:span><text:span text:style-name="T110">Este requisito ha sido logrado</text:span></text:p>
      <text:p text:style-name="P111">-Requisito 22: Como administrador de PetClinic, quiero un sistema que me permita crear productos.</text:p>
      <text:p text:style-name="P112"><text:span text:style-name="T113"><text:tab/></text:span><text:span text:style-name="T114">Este requisito ha sido logrado</text:span></text:p>
      <text:p text:style-name="P115">-Requisito 23: Como administrador de PetClinic, quiero un sistema que me permita eliminar productos.</text:p>
      <text:p text:style-name="P116"><text:span text:style-name="T117"><text:tab/></text:span><text:span text:style-name="T118">Este requisito ha sido logrado</text:span></text:p>
      <text:list text:style-name="LFO1" text:continue-numbering="true">
        <text:list-item>
          <text:p text:style-name="P119"><text:bookmark-start text:name="_Toc36495445"/>Retrospectiva del equipo<text:bookmark-end text:name="_Toc36495445"/></text:p>
        </text:list-item>
      </text:list>
      <text:p text:style-name="P120">El equipo ha trabajado bien, participando activamente en todos los aspectos con vistas a la elaboración del sistema, llevando la implementación del<text:s/>mismo a su totalidad.</text:p>
      <text:p text:style-name="P121">Sin embargo, todos sentimos que nos hemos visto perjudicados por la situación del confinamiento en la que, sumándole el trabajo del resto de asignaturas, no hemos podido llevar los tests con completitud. Salieron dudas de última hora<text:s/>por las que fallaban los tests de matingOffer o cita, ya que al ser dos entidades muy relacionadas si una fallaba, la otra iba a fallar de igual manera.</text:p>
      <text:p text:style-name="P122">Por el resto, existe un buen ambiente de trabajo y no ha habido problema entre las parejas ni a la hora<text:s/>de integrar cada uno su parte, ni a la hora de trabajar en equipo.<text:s/></text:p>
      <text:soft-page-break/>
      <text:p text:style-name="P123">Otro punto a destacar es que siempre ha habido mucha cooperatividad; si algún miembro tenía dudas, se ponía en común y siempre había alguien para echar una mano.</text:p>
      <text:p text:style-name="P124">En la siguiente tabla se<text:s/>refleja el esfuerzo estimado de cada miembro del equipo (en horas):</text:p>
      <table:table table:style-name="Table125">
        <table:table-columns>
          <table:table-column table:style-name="TableColumn126"/>
          <table:table-column table:style-name="TableColumn127"/>
        </table:table-columns>
        <table:table-row table:style-name="TableRow128">
          <table:table-cell table:style-name="TableCell129">
            <text:p text:style-name="P130">Miembro</text:p>
          </table:table-cell>
          <table:table-cell table:style-name="TableCell131">
            <text:p text:style-name="P132">Horas</text:p>
          </table:table-cell>
        </table:table-row>
        <table:table-row table:style-name="TableRow133">
          <table:table-cell table:style-name="TableCell134">
            <text:p text:style-name="P135">Luis Pardo López</text:p>
          </table:table-cell>
          <table:table-cell table:style-name="TableCell136">
            <text:p text:style-name="P137">25</text:p>
          </table:table-cell>
        </table:table-row>
        <table:table-row table:style-name="TableRow138">
          <table:table-cell table:style-name="TableCell139">
            <text:p text:style-name="P140">Gonzalo Fernández de la Torre</text:p>
          </table:table-cell>
          <table:table-cell table:style-name="TableCell141">
            <text:p text:style-name="P142">30</text:p>
          </table:table-cell>
        </table:table-row>
        <table:table-row table:style-name="TableRow143">
          <table:table-cell table:style-name="TableCell144">
            <text:p text:style-name="P145">José María Fernández Zambrano</text:p>
          </table:table-cell>
          <table:table-cell table:style-name="TableCell146">
            <text:p text:style-name="P147">30</text:p>
          </table:table-cell>
        </table:table-row>
        <table:table-row table:style-name="TableRow148">
          <table:table-cell table:style-name="TableCell149">
            <text:p text:style-name="P150">Félix Jiménez González</text:p>
          </table:table-cell>
          <table:table-cell table:style-name="TableCell151">
            <text:p text:style-name="P152">30</text:p>
          </table:table-cell>
        </table:table-row>
      </table:table>
      <text:p text:style-name="P153"/>
      <text:p text:style-name="P154"><text:span text:style-name="T155">Esto es una estimación, ya que no sabíamos que<text:s/></text:span><text:span text:style-name="T156">teníamos que contabilizar las horas, es algo que se tendrá en cuenta para el próximo spri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Pro" svg:font-family="Georgia Pro"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TDC" style:display-name="Título TDC" style:family="paragraph" style:parent-style-name="Título1" style:next-style-name="Normal" style:default-outline-level="1">
      <style:paragraph-properties style:vertical-align="auto" fo:line-height="105%"/>
      <style:text-properties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is Pardo López</meta:initial-creator>
    <dc:creator>ff jj</dc:creator>
    <meta:creation-date>2020-03-30T19:18:00Z</meta:creation-date>
    <dc:date>2020-03-30T19:26:00Z</dc:date>
    <meta:template xlink:href="Normal" xlink:type="simple"/>
    <meta:editing-cycles>4</meta:editing-cycles>
    <meta:editing-duration>PT180S</meta:editing-duration>
    <meta:document-statistic meta:page-count="6" meta:paragraph-count="16" meta:word-count="1234" meta:character-count="8008" meta:row-count="56" meta:non-whitespace-character-count="6790"/>
  </office:meta>
</office:document-meta>
</file>